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Rétrospective :</text:p>
      <text:p text:style-name="P1"><text:tab/>Lors du planning de l’atelier 2 il a été décidé de réaliser en atelier 3 toute la structure html de la page principale du site de microblog — avec un minimum de CSS — et d’avoir le MVP de fonctionnel, soit la liste des titres de tous les thread disponibles en base de donnée.</text:p>
      <text:p text:style-name="P1"/>
      <text:p text:style-name="P1"><text:tab/>Tout ce qui est visuel ainsi que plusieurs interactions avec différents composants de la page ont fait l’objet d’un premier commit comme en atteste le dépôt github https://github.com/UnDodoAmorphe/microblog/commits/master, cette partie du planning a donc été réalisée.</text:p>
      <text:p text:style-name="P1">Le composant central de la page, qui affiche une liste des thread disponibles a aussi été terminé et testé avec l’api réalisée par Arthur, il est bien fonctionne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8.17</meta:generator>
  </office:meta>
</office:document-meta>
</file>